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C58000018B54D87DBB8.svm"/>
  <manifest:file-entry manifest:media-type="" manifest:full-path="Pictures/2000000700002C58000018650381A432.svm"/>
  <manifest:file-entry manifest:media-type="" manifest:full-path="Pictures/20000007000020AA000018305272B08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" svg:font-family="TimesNewRoman, Bold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Times New Roman1" fo:font-style="italic" style:font-style-asian="italic" style:font-style-complex="italic"/>
    </style:style>
    <style:style style:name="T4" style:family="text">
      <style:text-properties style:font-name="Times New Roman1" fo:font-style="normal" style:font-style-asian="normal" style:font-style-complex="normal"/>
    </style:style>
    <style:style style:name="T5" style:family="text">
      <style:text-properties style:font-name="Times New Roman1" fo:language="en" fo:country="US" fo:font-style="italic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лёнин Егор<text:span text:style-name="T1">, ФТФ-ФПД, 3 курс</text:span></text:p>
      <text:p text:style-name="P3"/>
      <text:p text:style-name="P3">Лабораторная работа №7</text:p>
      <text:p text:style-name="P3">Изучение мультивибратора на операционном усилителе</text:p>
      <text:p text:style-name="P3"/>
      <text:list xml:id="list1248231552759314385" text:style-name="L3">
        <text:list-item>
          <text:p text:style-name="P10">Схема:</text:p>
        </text:list-item>
      </text:list>
      <text:p text:style-name="P9"/>
      <text:p text:style-name="P9"><draw:frame draw:style-name="fr1" draw:name="Графический объект1" text:anchor-type="paragraph" svg:width="8.363cm" svg:height="6.191cm" draw:z-index="0"><draw:image xlink:href="Pictures/20000007000020AA000018305272B088.svm" xlink:type="simple" xlink:show="embed" xlink:actuate="onLoad"/></draw:frame></text:p>
      <text:p text:style-name="P9"/>
      <text:p text:style-name="P11">Скважность 3</text:p>
      <text:p text:style-name="P11"><draw:frame draw:style-name="fr1" draw:name="Графический объект2" text:anchor-type="paragraph" svg:width="11.352cm" svg:height="6.325cm" draw:z-index="2"><draw:image xlink:href="Pictures/2000000700002C58000018B54D87DBB8.svm" xlink:type="simple" xlink:show="embed" xlink:actuate="onLoad"/></draw:frame></text:p>
      <text:p text:style-name="P11"/>
      <text:p text:style-name="P11">Скважность 2</text:p>
      <text:p text:style-name="P9"><draw:frame draw:style-name="fr2" draw:name="Графический объект3" text:anchor-type="paragraph" svg:width="11.352cm" svg:height="6.244cm" draw:z-index="1"><draw:image xlink:href="Pictures/2000000700002C58000018650381A43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" svg:font-family="TimesNewRoman, Bold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1-15T23:00:23.57</dc:date>
    <dc:creator>Егор Клёнин</dc:creator>
    <meta:editing-duration>PT9H40M46S</meta:editing-duration>
    <meta:editing-cycles>41</meta:editing-cycles>
    <meta:generator>OpenOffice/4.1.1$Win32 OpenOffice.org_project/411m6$Build-9775</meta:generator>
    <meta:document-statistic meta:table-count="0" meta:image-count="3" meta:object-count="0" meta:page-count="1" meta:paragraph-count="6" meta:word-count="19" meta:character-count="131"/>
  </office:meta>
</office:document-meta>
</file>